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b22" officeooo:paragraph-rsid="001fab22"/>
    </style:style>
    <style:style style:name="P2" style:family="paragraph" style:parent-style-name="Standard">
      <style:text-properties officeooo:rsid="00219197" officeooo:paragraph-rsid="00219197"/>
    </style:style>
    <style:style style:name="P3" style:family="paragraph" style:parent-style-name="Standard">
      <style:text-properties officeooo:rsid="0022683e" officeooo:paragraph-rsid="0022683e"/>
    </style:style>
    <style:style style:name="P4" style:family="paragraph" style:parent-style-name="Standard">
      <style:text-properties officeooo:rsid="002332d1" officeooo:paragraph-rsid="002332d1"/>
    </style:style>
    <style:style style:name="P5" style:family="paragraph" style:parent-style-name="Standard">
      <style:text-properties officeooo:rsid="002332d1" officeooo:paragraph-rsid="002332d1"/>
    </style:style>
    <style:style style:name="T1" style:family="text">
      <style:text-properties officeooo:rsid="00248b3f"/>
    </style:style>
    <style:style style:name="T2" style:family="text">
      <style:text-properties officeooo:rsid="00251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minimalist, don't need business info or logo</text:p>
      <text:p text:style-name="P1">Title: Dan's Dynamic Blog</text:p>
      <text:p text:style-name="P1">All posts on one page</text:p>
      <text:p text:style-name="P1">Left-hand side: all categories listed, when you click on one it will filter blog posts displayed. Need a way to get back to all categories after filtered.</text:p>
      <text:p text:style-name="P2">If blog post not approved, it will allow for a comment why, which will be visible to Dan's assistant if he wants to edit and resubmit it.</text:p>
      <text:p text:style-name="P2">Static pages will be accessible from links generated on the main page (at top)</text:p>
      <text:p text:style-name="P2">Static page will have a way to get to home</text:p>
      <text:p text:style-name="P2">BlogPost will not be edited once published</text:p>
      <text:p text:style-name="P2"/>
      <text:p text:style-name="P2">Date</text:p>
      <text:p text:style-name="P2">[content in a box]</text:p>
      <text:p text:style-name="P2">(no title or other extraneous information)</text:p>
      <text:p text:style-name="P2"/>
      <text:p text:style-name="P3">Schedule – ability to have a post date and an expiry date</text:p>
      <text:p text:style-name="P3">Expired post – link to archive w/ old posts</text:p>
      <text:p text:style-name="P3"/>
      <text:p text:style-name="P4">email notice of posts waiting for approval</text:p>
      <text:p text:style-name="P4"/>
      <text:p text:style-name="P4">**<text:span text:style-name="T1">PINNED POST AT TOP OF PUBLISHED BLOGS</text:span></text:p>
      <text:p text:style-name="P4"/>
      <text:p text:style-name="P4">**<text:span text:style-name="T2">ADMIN CAN LOOK AT EXPIRED POS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09:45.226180525</meta:creation-date>
    <dc:date>2015-11-06T13:51:36.422669155</dc:date>
    <meta:editing-duration>PT10M3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52" meta:character-count="828" meta:non-whitespace-character-count="690"/>
  </office:meta>
</office:document-meta>
</file>